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5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" style:family="paragraph" style:parent-style-name="Standard" style:list-style-name="L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" style:family="paragraph" style:parent-style-name="Standard" style:list-style-name="L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" style:family="paragraph" style:parent-style-name="Standard" style:list-style-name="L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" style:family="paragraph" style:parent-style-name="Standard" style:list-style-name="L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" style:family="paragraph" style:parent-style-name="Standard" style:list-style-name="L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" style:family="paragraph" style:parent-style-name="Standard" style:list-style-name="L1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5" style:family="paragraph" style:parent-style-name="Standard" style:list-style-name="L1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6" style:family="paragraph" style:parent-style-name="Standard" style:list-style-name="L1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" style:family="paragraph" style:parent-style-name="Standard" style:list-style-name="L1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8" style:family="paragraph" style:parent-style-name="Standard" style:list-style-name="L1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9" style:family="paragraph" style:parent-style-name="Standard" style:list-style-name="L1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0" style:family="paragraph" style:parent-style-name="Standard" style:list-style-name="L1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1" style:family="paragraph" style:parent-style-name="Standard" style:list-style-name="L1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2" style:family="paragraph" style:parent-style-name="Standard" style:list-style-name="L1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3" style:family="paragraph" style:parent-style-name="Standard" style:list-style-name="L1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4" style:family="paragraph" style:parent-style-name="Standard" style:list-style-name="L2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5" style:family="paragraph" style:parent-style-name="Standard" style:list-style-name="L2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6" style:family="paragraph" style:parent-style-name="Standard" style:list-style-name="L2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7" style:family="paragraph" style:parent-style-name="Standard" style:list-style-name="L2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8" style:family="paragraph" style:parent-style-name="Standard" style:list-style-name="L2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9" style:family="paragraph" style:parent-style-name="Standard" style:list-style-name="L2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0" style:family="paragraph" style:parent-style-name="Standard" style:list-style-name="L2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1" style:family="paragraph" style:parent-style-name="Standard" style:list-style-name="L2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2" style:family="paragraph" style:parent-style-name="Standard" style:list-style-name="L2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3" style:family="paragraph" style:parent-style-name="Standard" style:list-style-name="L2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4" style:family="paragraph" style:parent-style-name="Standard" style:list-style-name="L3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5" style:family="paragraph" style:parent-style-name="Standard" style:list-style-name="L3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6" style:family="paragraph" style:parent-style-name="Standard" style:list-style-name="L3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7" style:family="paragraph" style:parent-style-name="Standard" style:list-style-name="L3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8" style:family="paragraph" style:parent-style-name="Standard" style:list-style-name="L3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9" style:family="paragraph" style:parent-style-name="Standard" style:list-style-name="L3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0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1" style:family="paragraph" style:parent-style-name="Standard" style:list-style-name="L3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2" style:family="paragraph" style:parent-style-name="Standard" style:list-style-name="L3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3" style:family="paragraph" style:parent-style-name="Standard" style:list-style-name="L3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4" style:family="paragraph" style:parent-style-name="Standard" style:list-style-name="L3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5" style:family="paragraph" style:parent-style-name="Standard" style:list-style-name="L4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6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int Backlog</text:p>
      <text:p text:style-name="P2"/>
      <text:p text:style-name="P4">Sprint 1: World Generation, Tiles, World Objects, Camera Movement(completed 19/9/19)</text:p>
      <text:p text:style-name="P1">Tiles</text:p>
      <text:list xml:id="list308988139072602559" text:style-name="L1">
        <text:list-item>
          <text:p text:style-name="P5">Create TileScript.cs with all properties/methods</text:p>
        </text:list-item>
        <text:list-item>
          <text:p text:style-name="P5">Create Tile prefabs/sprites</text:p>
        </text:list-item>
        <text:list-item>
          <text:p text:style-name="P5">Implement tile types</text:p>
          <text:list>
            <text:list-item>
              <text:p text:style-name="P5">dirt </text:p>
            </text:list-item>
            <text:list-item>
              <text:p text:style-name="P5">grass</text:p>
            </text:list-item>
            <text:list-item>
              <text:p text:style-name="P5">deep water</text:p>
            </text:list-item>
          </text:list>
        </text:list-item>
      </text:list>
      <text:list xml:id="list6102459416748517909" text:style-name="L2">
        <text:list-item>
          <text:p text:style-name="P6">Implement tile bool properties</text:p>
          <text:list>
            <text:list-item>
              <text:p text:style-name="P6">IsWalkable</text:p>
            </text:list-item>
            <text:list-item>
              <text:p text:style-name="P6">IsOccupiable</text:p>
            </text:list-item>
            <text:list-item>
              <text:p text:style-name="P6">IsBlockingLoS</text:p>
            </text:list-item>
            <text:list-item>
              <text:p text:style-name="P6">IsBuildable</text:p>
            </text:list-item>
            <text:list-item>
              <text:p text:style-name="P6">ProvidesHalfCover</text:p>
            </text:list-item>
            <text:list-item>
              <text:p text:style-name="P6">ProvidesFullCover</text:p>
            </text:list-item>
          </text:list>
        </text:list-item>
      </text:list>
      <text:p text:style-name="P1">World</text:p>
      <text:list xml:id="list3831555866127169249" text:style-name="L3">
        <text:list-item>
          <text:p text:style-name="P7">Create LevelManager/generator script</text:p>
        </text:list-item>
        <text:list-item>
          <text:p text:style-name="P7">Levelmanager creates world from text file</text:p>
        </text:list-item>
        <text:list-item>
          <text:p text:style-name="P7">Implement tile/world object creation pairings that create the combo's on map generation</text:p>
          <text:list>
            <text:list-item>
              <text:p text:style-name="P7">Grass with tree</text:p>
            </text:list-item>
            <text:list-item>
              <text:p text:style-name="P7">Grass with rubble</text:p>
            </text:list-item>
            <text:list-item>
              <text:p text:style-name="P7">Dirt with tree</text:p>
            </text:list-item>
            <text:list-item>
              <text:p text:style-name="P7">Dirt with Rock</text:p>
            </text:list-item>
            <text:list-item>
              <text:p text:style-name="P7">dirt with gold node</text:p>
            </text:list-item>
            <text:list-item>
              <text:p text:style-name="P7">dirt with steel node</text:p>
            </text:list-item>
            <text:list-item>
              <text:p text:style-name="P7">dirt with rubble</text:p>
            </text:list-item>
          </text:list>
        </text:list-item>
      </text:list>
      <text:p text:style-name="P1"><text:soft-page-break/>World Objects</text:p>
      <text:list xml:id="list1341749482413552222" text:style-name="L4">
        <text:list-item>
          <text:p text:style-name="P8">Implement WorldObject.cs / inheritance structure</text:p>
        </text:list-item>
        <text:list-item>
          <text:p text:style-name="P8">Implement worldobject prefabs</text:p>
          <text:list>
            <text:list-item>
              <text:p text:style-name="P8">tree</text:p>
            </text:list-item>
            <text:list-item>
              <text:p text:style-name="P8">rubble</text:p>
            </text:list-item>
            <text:list-item>
              <text:p text:style-name="P8">Gold Node</text:p>
            </text:list-item>
            <text:list-item>
              <text:p text:style-name="P8">Steel Node</text:p>
            </text:list-item>
            <text:list-item>
              <text:p text:style-name="P8">Rock</text:p>
            </text:list-item>
          </text:list>
        </text:list-item>
        <text:list-item>
          <text:p text:style-name="P8">Implement world object bool properties</text:p>
          <text:list>
            <text:list-item>
              <text:p text:style-name="P8">PreventsMovementThrough</text:p>
            </text:list-item>
            <text:list-item>
              <text:p text:style-name="P8">PreventsOccupation</text:p>
            </text:list-item>
            <text:list-item>
              <text:p text:style-name="P8">BlocksLoS</text:p>
            </text:list-item>
            <text:list-item>
              <text:p text:style-name="P8">ProvidesHalfCover</text:p>
            </text:list-item>
            <text:list-item>
              <text:p text:style-name="P8">ProvidesFullCover</text:p>
            </text:list-item>
          </text:list>
        </text:list-item>
      </text:list>
      <text:p text:style-name="P4">Sprint 2: Defenders, Enemies, Weapons, Movement, Abilities (completed 20/9/19)</text:p>
      <text:list xml:id="list2691991090882086609" text:style-name="L5">
        <text:list-item>
          <text:p text:style-name="P9">Create LivingEntity cs and inheritance structure</text:p>
        </text:list-item>
        <text:list-item>
          <text:p text:style-name="P9">Create rifleman prefab</text:p>
        </text:list-item>
        <text:list-item>
          <text:p text:style-name="P9">Create Hive Charge and Hive Spitter prefabs</text:p>
        </text:list-item>
        <text:list-item>
          <text:p text:style-name="P9">Create UI panel for buying/selecting/placing defenders</text:p>
        </text:list-item>
        <text:list-item>
          <text:p text:style-name="P9">Create scripts</text:p>
          <text:list>
            <text:list-item>
              <text:p text:style-name="P9">AbilityDataSO</text:p>
            </text:list-item>
            <text:list-item>
              <text:p text:style-name="P9">Ability</text:p>
            </text:list-item>
            <text:list-item>
              <text:p text:style-name="P9">Ability Library</text:p>
            </text:list-item>
            <text:list-item>
              <text:p text:style-name="P9">SpellBook</text:p>
            </text:list-item>
          </text:list>
        </text:list-item>
      </text:list>
      <text:p text:style-name="P1"/>
      <text:p text:style-name="P4">Sprint 3: LoS, cover, attack events (completed 22/9/19)</text:p>
      <text:list xml:id="list7371649423098432514" text:style-name="L6">
        <text:list-item>
          <text:p text:style-name="P10">LoS implement DONE</text:p>
        </text:list-item>
        <text:list-item>
          <text:p text:style-name="P10">half/full cover implemented DONE</text:p>
        </text:list-item>
      </text:list>
      <text:p text:style-name="P4"><text:soft-page-break/>Sprint 4: Simple Game Loop</text:p>
      <text:p text:style-name="P1">Set up Core game loop</text:p>
      <text:list xml:id="list2377361852103391980" text:style-name="L7">
        <text:list-item>
          <text:p text:style-name="P11">Enemies target spaceship correctly</text:p>
          <text:list>
            <text:list-item>
              <text:p text:style-name="P11">no erorrs occur when spaceship is destroyed</text:p>
            </text:list-item>
          </text:list>
        </text:list-item>
        <text:list-item>
          <text:p text:style-name="P11">Spaceship HandleDeath method triggers eventmanager method</text:p>
        </text:list-item>
        <text:list-item>
          <text:p text:style-name="P11">Implement EventManager StartNewGameOverEvent()</text:p>
        </text:list-item>
        <text:list-item>
          <text:p text:style-name="P11">Camera moves towards and looks at space ship implemented</text:p>
        </text:list-item>
        <text:list-item>
          <text:p text:style-name="P11">Space ship explosion animation OR yield wait for 2 seconds implemented</text:p>
        </text:list-item>
        <text:list-item>
          <text:p text:style-name="P11">Game over panel created and designed</text:p>
        </text:list-item>
        <text:list-item>
          <text:p text:style-name="P11">black screen half fade in effect occurs over 1 second after explosion</text:p>
        </text:list-item>
        <text:list-item>
          <text:p text:style-name="P11">Gameover panel also fades in at the same time</text:p>
          <text:list>
            <text:list-item>
              <text:p text:style-name="P11">game over panel “Start Again” button reloads the scene</text:p>
            </text:list-item>
            <text:list-item>
              <text:p text:style-name="P11">Add DontDestroyOnLoad() to all singleton objects</text:p>
            </text:list-item>
          </text:list>
        </text:list-item>
      </text:list>
      <text:p text:style-name="P4">Sprint 5: Simple map and new world objects</text:p>
      <text:list xml:id="list531584484796910205" text:style-name="L8">
        <text:list-item>
          <text:p text:style-name="P12">Design and implement a simple but tactically interesting map for early dev phase</text:p>
        </text:list-item>
        <text:list-item>
          <text:p text:style-name="P12">Rubble world object implemented and on map</text:p>
        </text:list-item>
        <text:list-item>
          <text:p text:style-name="P12">All tiles working</text:p>
          <text:list>
            <text:list-item>
              <text:p text:style-name="P12">Water prevents movemen through and on</text:p>
            </text:list-item>
            <text:list-item>
              <text:p text:style-name="P12">Grass tile applies camoflage on turn end</text:p>
              <text:list>
                <text:list-item>
                  <text:p text:style-name="P12">camoflage passive updated (cant be targetted further then 5 tiles away) and working</text:p>
                </text:list-item>
                <text:list-item>
                  <text:p text:style-name="P12">Shoot and strike abilities remove camoflage correctly</text:p>
                </text:list-item>
              </text:list>
            </text:list-item>
          </text:list>
        </text:list-item>
      </text:list>
      <text:list xml:id="list6134028356903691926" text:style-name="L9">
        <text:list-item>
          <text:p text:style-name="P13">All world objects working</text:p>
          <text:list>
            <text:list-item>
              <text:p text:style-name="P13">rubble can be moved through but not moved on</text:p>
            </text:list-item>
            <text:list-item>
              <text:p text:style-name="P13">trees cant be moved through or on</text:p>
            </text:list-item>
            <text:list-item>
              <text:p text:style-name="P13">rock walls cant be moved through or on</text:p>
            </text:list-item>
          </text:list>
        </text:list-item>
      </text:list>
      <text:p text:style-name="P1">OR new camoflage system</text:p>
      <text:list xml:id="list8614635891373481371" text:style-name="L10">
        <text:list-item>
          <text:p text:style-name="P14">camoflage is applied whenever a character moves onto a grass tile</text:p>
        </text:list-item>
        <text:list-item>
          <text:p text:style-name="P14">camoflage is removed whenever a characters moves onto a tile that is not a grass tile</text:p>
        </text:list-item>
      </text:list>
      <text:p text:style-name="P4"><text:soft-page-break/>Sprint 6: Income, resources and costs</text:p>
      <text:list xml:id="list1120641627832558536" text:style-name="L11">
        <text:list-item>
          <text:p text:style-name="P15">Implement PlayerDataManager script (replaces GameManager)</text:p>
        </text:list-item>
      </text:list>
      <text:list xml:id="list8121583905686652317" text:style-name="L12">
        <text:list-item>
          <text:p text:style-name="P16">PlayerDataManager.ModifyGold working</text:p>
          <text:list>
            <text:list-item>
              <text:p text:style-name="P16">modifies currentGold variable</text:p>
            </text:list-item>
            <text:list-item>
              <text:p text:style-name="P16">updates gold amount text on top panel</text:p>
            </text:list-item>
          </text:list>
        </text:list-item>
        <text:list-item>
          <text:p text:style-name="P16">Gold</text:p>
          <text:list>
            <text:list-item>
              <text:p text:style-name="P16">Player starts with X gold (maybe 10) working</text:p>
            </text:list-item>
            <text:list-item>
              <text:p text:style-name="P16">Rifleman has a gold cost stat</text:p>
            </text:list-item>
            <text:list-item>
              <text:p text:style-name="P16">Buying a rifleman reduces gold</text:p>
            </text:list-item>
            <text:list-item>
              <text:p text:style-name="P16">Player cannot buy a rifleman if they do not not have enough gold</text:p>
            </text:list-item>
            <text:list-item>
              <text:p text:style-name="P16">Player generates gold passively on turn start working</text:p>
            </text:list-item>
          </text:list>
        </text:list-item>
      </text:list>
      <text:list xml:id="list1871378150687101487" text:style-name="L13">
        <text:list-item>
          <text:p text:style-name="P17">ToweButton Script complete rework</text:p>
        </text:list-item>
      </text:list>
      <text:list xml:id="list3831687985174702738" text:style-name="L14">
        <text:list-item>
          <text:p text:style-name="P18">Change name: DefenderButton</text:p>
        </text:list-item>
        <text:list-item>
          <text:p text:style-name="P18">clean up methods and checks</text:p>
        </text:list-item>
      </text:list>
      <text:p text:style-name="P1">Player Data Manager Summary</text:p>
      <text:list xml:id="list7980953970667753963" text:style-name="L15">
        <text:list-item>
          <text:p text:style-name="P19">Variables</text:p>
          <text:list>
            <text:list-item>
              <text:p text:style-name="P19">current gold</text:p>
            </text:list-item>
            <text:list-item>
              <text:p text:style-name="P19">startingGold</text:p>
            </text:list-item>
            <text:list-item>
              <text:p text:style-name="P19">passiveGoldGainAmount</text:p>
            </text:list-item>
          </text:list>
        </text:list-item>
      </text:list>
      <text:list xml:id="list8076275133264010213" text:style-name="L16">
        <text:list-item>
          <text:p text:style-name="P20">Component References</text:p>
          <text:list>
            <text:list-item>
              <text:p text:style-name="P20">currentGoldText</text:p>
            </text:list-item>
          </text:list>
        </text:list-item>
      </text:list>
      <text:list xml:id="list2496731913484256312" text:style-name="L17">
        <text:list-item>
          <text:p text:style-name="P21">Methods</text:p>
          <text:list>
            <text:list-item>
              <text:p text:style-name="P21">ModifyCurrentGold</text:p>
            </text:list-item>
            <text:list-item>
              <text:p text:style-name="P21">UpdateCurrentGoldText</text:p>
            </text:list-item>
            <text:list-item>
              <text:p text:style-name="P21">HasEnoughGold boolean</text:p>
            </text:list-item>
            <text:list-item>
              <text:p text:style-name="P21">HasEnoughResources boolean </text:p>
            </text:list-item>
            <text:list-item>
              <text:p text:style-name="P21">Start(ModifyGold(startingGold)</text:p>
            </text:list-item>
            <text:list-item>
              <text:p text:style-name="P21">GainGoldOnTurnStart(passiveGoldGainAmount)</text:p>
            </text:list-item>
          </text:list>
        </text:list-item>
      </text:list>
      <text:p text:style-name="P4"><text:soft-page-break/>Sprint 7: Camera movement</text:p>
      <text:list xml:id="list1128994432510197987" text:style-name="L37">
        <text:list-item>
          <text:p text:style-name="P42">Import cinemachine assets</text:p>
        </text:list-item>
        <text:list-item>
          <text:p text:style-name="P42">Import cameramanager script from previous project</text:p>
        </text:list-item>
        <text:list-item>
          <text:p text:style-name="P42">change all camera settings</text:p>
          <text:list>
            <text:list-item>
              <text:p text:style-name="P42">camera is now orthographic, not perspective</text:p>
            </text:list-item>
            <text:list-item>
              <text:p text:style-name="P42">fine tune camera settings / limitations</text:p>
              <text:list>
                <text:list-item>
                  <text:p text:style-name="P42">min/max camera zoom</text:p>
                </text:list-item>
                <text:list-item>
                  <text:p text:style-name="P42">camera zoom speed</text:p>
                </text:list-item>
                <text:list-item>
                  <text:p text:style-name="P42">camera look speed</text:p>
                </text:list-item>
              </text:list>
            </text:list-item>
          </text:list>
        </text:list-item>
      </text:list>
      <text:list xml:id="list9019507628623254704" text:style-name="L38">
        <text:list-item>
          <text:p text:style-name="P43">Implement camera looks at defender when selected</text:p>
        </text:list-item>
        <text:list-item>
          <text:p text:style-name="P43">Implement camera looks at enemy during their activation</text:p>
        </text:list-item>
        <text:list-item>
          <text:p text:style-name="P43">Implement camera looks at spaceship when it destroyed during game over event</text:p>
        </text:list-item>
      </text:list>
      <text:p text:style-name="P4">Sprint 8: Enemy Spawner and enemy updates, turn properties</text:p>
      <text:p text:style-name="P1">Turns</text:p>
      <text:list xml:id="list6433802406612500011" text:style-name="L36">
        <text:list-item>
          <text:p text:style-name="P41">Add top panel text to indicate the current player turn</text:p>
        </text:list-item>
        <text:list-item>
          <text:p text:style-name="P41">Give turnmanaer a reference to this text</text:p>
        </text:list-item>
        <text:list-item>
          <text:p text:style-name="P41">Decide timing of when a new enemy wave spawns (on player turn start? End?)</text:p>
        </text:list-item>
        <text:list-item>
          <text:p text:style-name="P41">New methods</text:p>
          <text:list>
            <text:list-item>
              <text:p text:style-name="P41">UpdatePlayerTurnText</text:p>
            </text:list-item>
            <text:list-item>
              <text:p text:style-name="P41">ModifyPlayerTurnCount</text:p>
            </text:list-item>
            <text:list-item>
              <text:p text:style-name="P41">ModifyEnemyTurnCount</text:p>
            </text:list-item>
          </text:list>
        </text:list-item>
      </text:list>
      <text:list xml:id="list8971919403643199543" text:style-name="L39">
        <text:list-item>
          <text:p text:style-name="P44">Design + implement 1 more enemy</text:p>
          <text:list>
            <text:list-item>
              <text:p text:style-name="P44">weapons + abilities + stats working and balanced</text:p>
            </text:list-item>
            <text:list-item>
              <text:p text:style-name="P44"/>
            </text:list-item>
          </text:list>
        </text:list-item>
      </text:list>
      <text:p text:style-name="P1"/>
      <text:p text:style-name="P1"/>
      <text:p text:style-name="P1">Future Sprint Stuff</text:p>
      <text:list xml:id="list8340703299890576976" text:style-name="L18">
        <text:list-item>
          <text:p text:style-name="P22">Redesign and impement UI elements</text:p>
          <text:list>
            <text:list-item>
              <text:p text:style-name="P22"><text:soft-page-break/>Top panel</text:p>
            </text:list-item>
            <text:list-item>
              <text:p text:style-name="P22">Defender/construct buttons + panel</text:p>
            </text:list-item>
            <text:list-item>
              <text:p text:style-name="P22">Defender screen overlay UI</text:p>
              <text:list>
                <text:list-item>
                  <text:p text:style-name="P22">Defender ability bar</text:p>
                </text:list-item>
                <text:list-item>
                  <text:p text:style-name="P22">defender stat panel</text:p>
                </text:list-item>
                <text:list-item>
                  <text:p text:style-name="P22">defender weapons panel</text:p>
                </text:list-item>
              </text:list>
            </text:list-item>
          </text:list>
        </text:list-item>
      </text:list>
      <text:list xml:id="list1009603061004007385" text:style-name="L19">
        <text:list-item>
          <text:p text:style-name="P23">Implement when enemy mouse over during shoot targetting, it shows the hit chance percentage</text:p>
        </text:list-item>
        <text:list-item>
          <text:p text:style-name="P23">Update hover class</text:p>
          <text:list>
            <text:list-item>
              <text:p text:style-name="P23">hover display shows a green or red tile underneath character sprite to indicate that the location currently hovered over is allow/not allowed to have a defender placed on.</text:p>
            </text:list-item>
          </text:list>
        </text:list-item>
      </text:list>
      <text:list xml:id="list6355463706290238275" text:style-name="L20">
        <text:list-item>
          <text:p text:style-name="P24">Update Tile animations</text:p>
          <text:list>
            <text:list-item>
              <text:p text:style-name="P24">Tilescripts sprite renderer is no longer directed animated/highlighted. Instead, place a blank white/partially transparent tile over the tile, and highlight that.</text:p>
              <text:list>
                <text:list-item>
                  <text:p text:style-name="P24">Make sure the the blank tile doesnt block mouse clicks/raycasts</text:p>
                </text:list-item>
              </text:list>
            </text:list-item>
            <text:list-item>
              <text:p text:style-name="P24">tile animations play faster</text:p>
            </text:list-item>
            <text:list-item>
              <text:p text:style-name="P24">tile highlight animation stops immediatly when cancel is triggered, instead of playing out the entire animation</text:p>
            </text:list-item>
          </text:list>
        </text:list-item>
      </text:list>
      <text:list xml:id="list29311187" text:continue-list="list1009603061004007385" text:style-name="L19">
        <text:list-item>
          <text:p text:style-name="P23">Find sprites and re do animations for </text:p>
          <text:list>
            <text:list-item>
              <text:p text:style-name="P23">rifleman</text:p>
            </text:list-item>
            <text:list-item>
              <text:p text:style-name="P23">hive gunner</text:p>
            </text:list-item>
            <text:list-item>
              <text:p text:style-name="P23">hive swarmer</text:p>
            </text:list-item>
          </text:list>
        </text:list-item>
      </text:list>
      <text:list xml:id="list3626341725667977700" text:style-name="L21">
        <text:list-item>
          <text:p text:style-name="P25">Find new sprites for tiles</text:p>
        </text:list-item>
        <text:list-item>
          <text:p text:style-name="P25">Find new sprites/animations for world objects</text:p>
          <text:list>
            <text:list-item>
              <text:p text:style-name="P25">tree</text:p>
            </text:list-item>
            <text:list-item>
              <text:p text:style-name="P25">rock wall</text:p>
            </text:list-item>
            <text:list-item>
              <text:p text:style-name="P25">rubble</text:p>
            </text:list-item>
          </text:list>
        </text:list-item>
      </text:list>
      <text:list xml:id="list6753782739878570054" text:style-name="L22">
        <text:list-item>
          <text:p text:style-name="P26">Rifleman: Implement throw hand grenade ability</text:p>
        </text:list-item>
        <text:list-item>
          <text:p text:style-name="P26">Resources</text:p>
          <text:list>
            <text:list-item>
              <text:p text:style-name="P26">Implement different resources: gold, steel, wood</text:p>
            </text:list-item>
            <text:list-item>
              <text:p text:style-name="P26"><text:soft-page-break/>Create new static script for managing a players resources (re-do gamemanager singleton)</text:p>
            </text:list-item>
            <text:list-item>
              <text:p text:style-name="P26">create icons/text meshs for gold, steel, wood on the top panel</text:p>
            </text:list-item>
            <text:list-item>
              <text:p text:style-name="P26">Implement defenders and constructs have resource costs</text:p>
              <text:list>
                <text:list-item>
                  <text:p text:style-name="P26">defenders/constructs cannot be placed if player does not have enough resources</text:p>
                </text:list-item>
              </text:list>
            </text:list-item>
          </text:list>
        </text:list-item>
      </text:list>
      <text:list xml:id="list7191131113799663396" text:style-name="L23">
        <text:list-item>
          <text:p text:style-name="P27">Projectile animations and attack animation</text:p>
          <text:list>
            <text:list-item>
              <text:p text:style-name="P27">Add shoot attack animations to characters (maybe not yet, maybe these animations arent available)</text:p>
            </text:list-item>
            <text:list-item>
              <text:p text:style-name="P27">Attack (shoot) animation sequence</text:p>
              <text:list>
                <text:list-item>
                  <text:p text:style-name="P27">attacker makes attack movement animation</text:p>
                </text:list-item>
                <text:list-item>
                  <text:p text:style-name="P27">instantiate a projectile and launch it at the target</text:p>
                </text:list-item>
                <text:list-item>
                  <text:p text:style-name="P27">yield return wait until the projectile hits target</text:p>
                </text:list-item>
                <text:list-item>
                  <text:p text:style-name="P27">resolve damage/attack event, show damage or miss notification</text:p>
                  <text:list>
                    <text:list-item>
                      <text:p text:style-name="P27">extra: add a bullet trail/tracer behind the projectile with raycast</text:p>
                    </text:list-item>
                  </text:list>
                </text:list-item>
              </text:list>
            </text:list-item>
          </text:list>
        </text:list-item>
      </text:list>
      <text:p text:style-name="P1">Defender creation</text:p>
      <text:list xml:id="list3572154282566549708" text:style-name="L40">
        <text:list-item>
          <text:p text:style-name="P45">Implement spaceship control zone</text:p>
        </text:list-item>
        <text:list-item>
          <text:p text:style-name="P45">defenders cant be placed anywhere, they can only be placed inside the spaceship control zone</text:p>
        </text:list-item>
      </text:list>
      <text:p text:style-name="P1">Implement Character Points</text:p>
      <text:list xml:id="list5098610617892705351" text:style-name="L24">
        <text:list-item>
          <text:p text:style-name="P28">Characters have a 'point' value property</text:p>
        </text:list-item>
        <text:list-item>
          <text:p text:style-name="P28">implement point icon + current points / max points text on top panel</text:p>
        </text:list-item>
        <text:list-item>
          <text:p text:style-name="P28">implement cant recruit a new defender if it would take player above points maximum</text:p>
        </text:list-item>
        <text:list-item>
          <text:p text:style-name="P28">Add point cost icon/text to each defender button on panel</text:p>
        </text:list-item>
      </text:list>
      <text:p text:style-name="P1"/>
      <text:p text:style-name="P1">Implement Loot Box</text:p>
      <text:list xml:id="list8224527353012622736" text:style-name="L25">
        <text:list-item>
          <text:p text:style-name="P29">Implement loot box prefab/sprite/animations</text:p>
        </text:list-item>
        <text:list-item>
          <text:p text:style-name="P29">Implement new loot box event</text:p>
          <text:list>
            <text:list-item>
              <text:p text:style-name="P29">when new loot box gets created on turn start, camera looks at the box to show the player its position</text:p>
            </text:list-item>
            <text:list-item>
              <text:p text:style-name="P29">yield return wait until this event is finished</text:p>
            </text:list-item>
          </text:list>
        </text:list-item>
      </text:list>
      <text:list xml:id="list1422273391580881408" text:style-name="L26">
        <text:list-item>
          <text:p text:style-name="P30">Implement Consumables system</text:p>
          <text:list>
            <text:list-item>
              <text:p text:style-name="P30"><text:soft-page-break/>Design / implement 3 different consumables</text:p>
            </text:list-item>
            <text:list-item>
              <text:p text:style-name="P30">Add consumable slots to top panel</text:p>
            </text:list-item>
            <text:list-item>
              <text:p text:style-name="P30">Create new consumable scripts</text:p>
              <text:list>
                <text:list-item>
                  <text:p text:style-name="P30">ConsumableDataSO</text:p>
                </text:list-item>
                <text:list-item>
                  <text:p text:style-name="P30">ConsumableLogic</text:p>
                </text:list-item>
                <text:list-item>
                  <text:p text:style-name="P30">ConsumableLibrary</text:p>
                </text:list-item>
                <text:list-item>
                  <text:p text:style-name="P30">Consumable / ConsumableButton</text:p>
                </text:list-item>
              </text:list>
            </text:list-item>
          </text:list>
        </text:list-item>
      </text:list>
      <text:list xml:id="list2095697108553132991" text:style-name="L27">
        <text:list-item>
          <text:p text:style-name="P31">Create consumable / Consumable button prefab</text:p>
        </text:list-item>
        <text:list-item>
          <text:p text:style-name="P31">Create logic / methods</text:p>
          <text:list>
            <text:list-item>
              <text:p text:style-name="P31">GivePlayerConsumable(Consumable)</text:p>
            </text:list-item>
            <text:list-item>
              <text:p text:style-name="P31">UseConsumable()</text:p>
            </text:list-item>
            <text:list-item>
              <text:p text:style-name="P31">OnConsumableButtonClicked</text:p>
              <text:list>
                <text:list-item>
                  <text:p text:style-name="P31">figure out which consumable got clicked</text:p>
                </text:list-item>
                <text:list-item>
                  <text:p text:style-name="P31">look for targets, highlight tiles, awaitn order, etc</text:p>
                </text:list-item>
                <text:list-item>
                  <text:p text:style-name="P31">perform consumable effect</text:p>
                </text:list-item>
                <text:list-item>
                  <text:p text:style-name="P31">OnConsumableUsed(remove consumable from slot)</text:p>
                </text:list-item>
              </text:list>
            </text:list-item>
          </text:list>
        </text:list-item>
      </text:list>
      <text:p text:style-name="P1">Different map presets</text:p>
      <text:list xml:id="list5521172684805055394" text:style-name="L28">
        <text:list-item>
          <text:p text:style-name="P32">Implement and design 3 different maps</text:p>
        </text:list-item>
        <text:list-item>
          <text:p text:style-name="P32">balance, test and modify maps</text:p>
        </text:list-item>
        <text:list-item>
          <text:p text:style-name="P32">implement level manager method for randomly choosing a map</text:p>
        </text:list-item>
      </text:list>
      <text:p text:style-name="P1">Set up Core game loop</text:p>
      <text:list xml:id="list6298825995789835338" text:style-name="L29">
        <text:list-item>
          <text:p text:style-name="P33">Enemies target spaceship correctly</text:p>
        </text:list-item>
        <text:list-item>
          <text:p text:style-name="P33">no erorrs occur when spaceship is destroyed</text:p>
        </text:list-item>
        <text:list-item>
          <text:p text:style-name="P33">if spaceship is destroyed, game over event starts</text:p>
        </text:list-item>
        <text:list-item>
          <text:p text:style-name="P33">Game over event</text:p>
          <text:list>
            <text:list-item>
              <text:p text:style-name="P33">space ship plays a explosion animation</text:p>
            </text:list-item>
            <text:list-item>
              <text:p text:style-name="P33">black screen half fades in</text:p>
            </text:list-item>
            <text:list-item>
              <text:p text:style-name="P33">game over panel window appears centre screen over everything</text:p>
            </text:list-item>
            <text:list-item>
              <text:p text:style-name="P33"><text:soft-page-break/>game over screen elements</text:p>
              <text:list>
                <text:list-item>
                  <text:p text:style-name="P33">Game over text</text:p>
                </text:list-item>
                <text:list-item>
                  <text:p text:style-name="P33">new game button</text:p>
                </text:list-item>
                <text:list-item>
                  <text:p text:style-name="P33">main menu button</text:p>
                </text:list-item>
                <text:list-item>
                  <text:p text:style-name="P33">Player Score</text:p>
                  <text:list>
                    <text:list-item>
                      <text:p text:style-name="P33">different elements that contribute to score e.g.</text:p>
                      <text:list>
                        <text:list-item>
                          <text:p text:style-name="P33">Basic enemies killed</text:p>
                        </text:list-item>
                        <text:list-item>
                          <text:p text:style-name="P33">waves survived</text:p>
                        </text:list-item>
                        <text:list-item>
                          <text:p text:style-name="P33">elites killed</text:p>
                        </text:list-item>
                        <text:list-item>
                          <text:p text:style-name="P33">items collecte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Game Start Event Clean up + Details</text:p>
      <text:list xml:id="list6640728163226705167" text:style-name="L30">
        <text:list-item>
          <text:p text:style-name="P34">Scene loading / generation</text:p>
        </text:list-item>
      </text:list>
      <text:list xml:id="list3048622650708395210" text:style-name="L31">
        <text:list-item>
          <text:p text:style-name="P35">Fix scene load visual order / timing</text:p>
        </text:list-item>
        <text:list-item>
          <text:p text:style-name="P35">Implement load scene async system</text:p>
        </text:list-item>
        <text:list-item>
          <text:p text:style-name="P35">Implement loading bar / progress bar</text:p>
        </text:list-item>
      </text:list>
      <text:list xml:id="list4072746246337483361" text:style-name="L32">
        <text:list-item>
          <text:p text:style-name="P36">Implement + design details on game start properties</text:p>
          <text:list>
            <text:list-item>
              <text:p text:style-name="P36">how many resources does player start with?</text:p>
            </text:list-item>
            <text:list-item>
              <text:p text:style-name="P36">How many defenders?</text:p>
            </text:list-item>
            <text:list-item>
              <text:p text:style-name="P36">Which defenders?</text:p>
            </text:list-item>
            <text:list-item>
              <text:p text:style-name="P36">What positions do the defenders start in?</text:p>
            </text:list-item>
            <text:list-item>
              <text:p text:style-name="P36">Should spaceship area have some sandbags/cover around it</text:p>
            </text:list-item>
          </text:list>
        </text:list-item>
      </text:list>
      <text:p text:style-name="P1">Income System</text:p>
      <text:list xml:id="list5250850577328264983" text:style-name="L33">
        <text:list-item>
          <text:p text:style-name="P37">Design + implement details on income</text:p>
          <text:list>
            <text:list-item>
              <text:p text:style-name="P37">Implement on turn start gain gold (or other resources)</text:p>
            </text:list-item>
          </text:list>
        </text:list-item>
      </text:list>
      <text:p text:style-name="P1"/>
      <text:p text:style-name="P1">Incoming Events system / panel wheel thing</text:p>
      <text:p text:style-name="P1">New enemies, defenders and abilities</text:p>
      <text:p text:style-name="P1">Abilities</text:p>
      <text:list xml:id="list5659436723680829389" text:style-name="L34">
        <text:list-item>
          <text:p text:style-name="P38"><text:soft-page-break/>Implement 'overwatch' ability</text:p>
        </text:list-item>
      </text:list>
      <text:p text:style-name="P1">Defenders</text:p>
      <text:list xml:id="list2284999722462412250" text:style-name="L35">
        <text:list-item>
          <text:p text:style-name="P39">Design + Implement Ranger</text:p>
          <text:list>
            <text:list-item>
              <text:p text:style-name="P39">Ranger abilities / passive traits designed + implemented</text:p>
            </text:list-item>
            <text:list-item>
              <text:p text:style-name="P39">ranger Weapons designed + implemented</text:p>
            </text:list-item>
            <text:list-item>
              <text:p text:style-name="P39">ranger properties / stats designed and tested</text:p>
            </text:list-item>
            <text:list-item>
              <text:p text:style-name="P39">Ranger button added to panel</text:p>
            </text:list-item>
          </text:list>
        </text:list-item>
        <text:list-item>
          <text:p text:style-name="P39">Design + Implement Engineer</text:p>
        </text:list-item>
        <text:list-item>
          <text:p text:style-name="P39">Design + Implement Marksman</text:p>
        </text:list-item>
        <text:list-item>
          <text:p text:style-name="P39">Design + Implement Radioman</text:p>
        </text:list-item>
        <text:list-item>
          <text:p text:style-name="P39">Design + Implement Gatting Gunner</text:p>
        </text:list-item>
        <text:list-item>
          <text:p text:style-name="P39">Maybe can combine engineer and radioman into a single role OR</text:p>
        </text:list-item>
        <text:list-item>
          <text:p text:style-name="P39">Radio man should have good support abilities/passives (increase ally defense, mark targets, etc)</text:p>
        </text:list-item>
        <text:list-item>
          <text:p text:style-name="P39">Extra potential classes</text:p>
          <text:list>
            <text:list-item>
              <text:p text:style-name="P39">Medic</text:p>
            </text:list-item>
            <text:list-item>
              <text:p text:style-name="P39">Scout</text:p>
            </text:list-item>
            <text:list-item>
              <text:p text:style-name="P39">Sergeant</text:p>
            </text:list-item>
            <text:list-item>
              <text:p text:style-name="P39">Demolition Expert</text:p>
            </text:list-item>
            <text:list-item>
              <text:p text:style-name="P39">Mortar man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19-09-23T09:10:47.25</dc:date>
    <dc:creator>will black</dc:creator>
    <meta:editing-duration>P10DT11H14M36S</meta:editing-duration>
    <meta:editing-cycles>265</meta:editing-cycles>
    <meta:generator>OpenOffice/4.1.6$Win32 OpenOffice.org_project/416m1$Build-9790</meta:generator>
    <meta:document-statistic meta:table-count="0" meta:image-count="0" meta:object-count="0" meta:page-count="10" meta:paragraph-count="261" meta:word-count="1548" meta:character-count="9181"/>
  </office:meta>
</office:document-meta>
</file>